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F6DAD3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2.551cm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176cm"/>
    </style:style>
    <style:style style:name="pr2" style:family="presentation" style:parent-style-name="Default-outline1">
      <style:graphic-properties draw:fill-color="#ffffff" fo:min-height="12.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9">
        <draw:frame presentation:style-name="pr1" draw:text-style-name="P1" draw:layer="layout" svg:width="24.945cm" svg:height="3.176cm" svg:x="2.373cm" svg:y="1.747cm" presentation:class="title">
          <draw:text-box>
            <text:p text:style-name="P1">A4 Landscape</text:p>
          </draw:text-box>
        </draw:frame>
        <draw:frame draw:style-name="gr1" draw:text-style-name="P2" draw:layer="layout" svg:width="12.172cm" svg:height="12.172cm" svg:x="2.373cm" svg:y="5.626cm" presentation:class="graphic">
          <draw:image xlink:href="Pictures/100002010000008000000080AF6DAD38.png" xlink:type="simple" xlink:show="embed" xlink:actuate="onLoad">
            <text:p text:style-name="P1"/>
          </draw:image>
        </draw:frame>
        <draw:frame presentation:style-name="pr2" draw:layer="layout" svg:width="12.172cm" svg:height="12.3cm" svg:x="15.154cm" svg:y="5.437cm" presentation:class="outline">
          <draw:text-box>
            <text:list text:style-name="L2">
              <text:list-item>
                <text:p text:style-name="P3">Tex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b613d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95cm" svg:x="2.794cm" svg:y="4.447cm" draw:page-number="1"/>
      <draw:page-thumbnail draw:layer="backgroundobjects" svg:width="5.586cm" svg:height="3.95cm" svg:x="11.176cm" svg:y="4.447cm"/>
      <draw:page-thumbnail draw:layer="backgroundobjects" svg:width="5.586cm" svg:height="3.95cm" svg:x="19.558cm" svg:y="4.447cm"/>
      <draw:page-thumbnail draw:layer="backgroundobjects" svg:width="5.586cm" svg:height="3.95cm" svg:x="2.794cm" svg:y="13.191cm"/>
      <draw:page-thumbnail draw:layer="backgroundobjects" svg:width="5.586cm" svg:height="3.95cm" svg:x="11.176cm" svg:y="13.191cm"/>
      <draw:page-thumbnail draw:layer="backgroundobjects" svg:width="5.586cm" svg:height="3.95cm" svg:x="19.558cm" svg:y="13.191cm"/>
    </style:handout-master>
    <style:master-page style:name="Default" style:page-layout-name="PM1" draw:style-name="dp1">
      <draw:frame presentation:style-name="Default-title" draw:layer="backgroundobjects" svg:width="24.945cm" svg:height="3.175cm" svg:x="2.373cm" svg:y="1.747cm" presentation:class="title" presentation:placeholder="true">
        <draw:text-box/>
      </draw:frame>
      <draw:frame presentation:style-name="Default-outline1" draw:layer="backgroundobjects" svg:width="24.945cm" svg:height="12.55cm" svg:x="2.373cm" svg:y="5.437cm" presentation:class="outline" presentation:placeholder="true">
        <draw:text-box/>
      </draw:frame>
      <draw:frame presentation:style-name="pr1" draw:text-style-name="P1" draw:layer="backgroundobjects" svg:width="6.457cm" svg:height="1.312cm" svg:x="2.373cm" svg:y="18.31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6cm" svg:height="1.312cm" svg:x="10.467cm" svg:y="18.31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7cm" svg:height="1.312cm" svg:x="20.859cm" svg:y="18.313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Peter Drahos</meta:initial-creator>
    <meta:creation-date>2007-01-16T10:12:06</meta:creation-date>
    <dc:creator>Peter Drahos</dc:creator>
    <dc:date>2007-01-16T10:45:33</dc:date>
    <dc:language>en-US</dc:language>
    <meta:editing-cycles>3</meta:editing-cycles>
    <meta:editing-duration>PT30M24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